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749f3b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73db4d" officeooo:paragraph-rsid="007d7c28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urier New" fo:font-size="12pt" fo:font-style="normal" fo:font-weight="normal" officeooo:rsid="0073db4d" officeooo:paragraph-rsid="007d7c28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3db4d" officeooo:paragraph-rsid="00744b49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ac0e6"/>
    </style:style>
    <style:style style:name="T2" style:family="text">
      <style:text-properties officeooo:rsid="0022d049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840c47" style:font-style-asian="normal" style:font-style-complex="normal"/>
    </style:style>
    <style:style style:name="T5" style:family="text">
      <style:text-properties fo:font-style="normal" officeooo:rsid="0077ccd3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7ac0e6" style:font-style-asian="normal" style:font-weight-asian="normal" style:font-style-complex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7ac0e6" style:font-style-asian="italic" style:font-style-complex="italic"/>
    </style:style>
    <style:style style:name="T12" style:family="text">
      <style:text-properties fo:font-style="italic" officeooo:rsid="007c9f84" style:font-style-asian="italic" style:font-style-complex="italic"/>
    </style:style>
    <style:style style:name="T13" style:family="text">
      <style:text-properties fo:font-style="italic" officeooo:rsid="007d7c28" style:font-style-asian="italic" style:font-style-complex="italic"/>
    </style:style>
    <style:style style:name="T14" style:family="text">
      <style:text-properties officeooo:rsid="007c9f84"/>
    </style:style>
    <style:style style:name="T15" style:family="text">
      <style:text-properties officeooo:rsid="007d7c28"/>
    </style:style>
    <style:style style:name="T16" style:family="text">
      <style:text-properties style:font-name="Liberation Serif"/>
    </style:style>
    <style:style style:name="T17" style:family="text">
      <style:text-properties officeooo:rsid="007e3c11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mport console.*;<text:line-break/><text:line-break/>public class ZahlenListe<text:line-break/>{<text:line-break/> <text:s text:c="2"/>private List&lt;Integer&gt; zl; <text:s text:c="3"/><text:line-break/><text:line-break/> <text:s text:c="2"/>public ZahlenListe()<text:line-break/> <text:s text:c="2"/>{<text:line-break/> <text:s text:c="5"/>zl = new List();<text:line-break/> <text:s text:c="2"/>}<text:line-break/><text:line-break/><text:span text:style-name="T10"> <text:s text:c="2"/>/*<text:line-break/> <text:s text:c="3"/>* Füllt die Liste mit den Werten der Fibonacci-Folge.<text:line-break/> <text:s text:c="3"/>* </text:span><text:span text:style-name="T12">pLä</text:span><text:span text:style-name="T10">nge &lt;= 46 (da Integer keine größeren Werte speicher</text:span><text:span text:style-name="T11">t)</text:span><text:span text:style-name="T10"><text:line-break/> <text:s text:c="3"/>*/<text:line-break/></text:span> <text:s text:c="2"/>public void fibonacci(int <text:span text:style-name="T14">pLä</text:span>nge)<text:line-break/> <text:s text:c="2"/>{<text:line-break/> <text:s text:c="5"/>int i, a1, a2, a3;</text:p>
      <text:p text:style-name="P5"/>
      <text:p text:style-name="P5"><text:s text:c="6"/><text:span text:style-name="T15">if (pLänge &lt;= 0) { return; }</text:span></text:p>
      <text:p text:style-name="P5"><text:s text:c="6"/>a1 = 1;<text:line-break/> <text:s text:c="5"/>a2 = 1;</text:p>
      <text:p text:style-name="P5"><text:s text:c="6"/>zl.append(a1);</text:p>
      <text:p text:style-name="P5"><text:s text:c="6"/><text:span text:style-name="T15">if (pLänge &gt; 1) <text:s/>{ </text:span>zl.append(a2); <text:span text:style-name="T15">}</text:span><text:line-break/> <text:s text:c="5"/>for (i = 2; i &lt; <text:span text:style-name="T14">pLä</text:span>nge; i++)<text:line-break/> <text:s text:c="5"/>{<text:line-break/> <text:s text:c="8"/>a3 = a1 + a2;<text:line-break/> <text:s text:c="8"/>zl.append(a3);<text:line-break/> <text:s text:c="8"/>a1 = a2;<text:line-break/> <text:s text:c="8"/>a2 = a3;<text:line-break/> <text:s text:c="5"/>}<text:line-break/> <text:s text:c="2"/>}<text:line-break/><text:line-break/> <text:s text:c="2"/>public void ausgabe()<text:line-break/> <text:s text:c="2"/>{<text:line-break/> <text:s text:c="5"/>int i = 1;<text:line-break/> <text:s text:c="5"/>zl.toFirst();<text:line-break/> <text:s text:c="5"/>while (zl.hasAccess())<text:line-break/> <text:s text:c="5"/>{<text:line-break/> <text:s text:c="8"/>Console.println(i + ": " + zl.getContent());<text:line-break/> <text:s text:c="8"/>zl.next();<text:line-break/> <text:s text:c="8"/>i++;<text:line-break/> <text:s text:c="5"/>}<text:line-break/> <text:s text:c="2"/>}<text:line-break/> <text:s/><text:line-break/> <text:s text:c="2"/>public void main()<text:line-break/> <text:s text:c="2"/>{<text:line-break/> <text:s text:c="5"/>Console.clear();<text:line-break/> <text:s text:c="5"/>fibonacci(40);<text:line-break/> <text:s text:c="5"/>ausgabe();<text:line-break/> <text:s text:c="2"/>}<text:line-break/>}</text:p>
      <text:p text:style-name="P5"><text:soft-page-break/><text:span text:style-name="T10">/*<text:line-break/> * </text:span><text:span text:style-name="T13">Alternative, die die Listenelemente benutzt</text:span><text:span text:style-name="T10"><text:line-break/> */<text:line-break/></text:span>public void fibonacci(int <text:span text:style-name="T14">pLä</text:span>nge)<text:line-break/>{<text:line-break/> <text:s text:c="2"/>int i, <text:span text:style-name="T15">a1, a2</text:span>;<text:line-break/></text:p>
      <text:p text:style-name="P5"><text:s text:c="3"/><text:span text:style-name="T15">if (pLänge &lt;= 0) { return; }</text:span></text:p>
      <text:p text:style-name="P5"><text:s text:c="3"/>zl.append(<text:span text:style-name="T15">1</text:span>);</text:p>
      <text:p text:style-name="P5"><text:s text:c="3"/><text:span text:style-name="T15">if (pLänge &gt; 1) <text:s/>{ </text:span>zl.append(<text:span text:style-name="T17">1</text:span>); <text:span text:style-name="T15">}</text:span></text:p>
      <text:p text:style-name="P5"/>
      <text:p text:style-name="P5"><text:s text:c="3"/><text:span text:style-name="T15">zl.toFirst();</text:span></text:p>
      <text:p text:style-name="P5"><text:s text:c="3"/>for (i = 2; i &lt; <text:span text:style-name="T14">pLä</text:span>nge; i++)<text:line-break/> <text:s text:c="2"/>{</text:p>
      <text:p text:style-name="P5"><text:s text:c="6"/><text:span text:style-name="T15">a1 = zl.getContent();</text:span></text:p>
      <text:p text:style-name="P5"><text:s text:c="6"/><text:span text:style-name="T15">zl.next();</text:span></text:p>
      <text:p text:style-name="P5"><text:s text:c="6"/><text:span text:style-name="T15">a2 = zl.getContent();</text:span><text:line-break/> <text:s text:c="5"/>zl.append(a<text:span text:style-name="T15">1 + a2</text:span>);<text:line-break/> <text:s text:c="2"/>}<text:line-break/>}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0" draw:name="Form1" draw:style-name="gr1" draw:text-style-name="P8" svg:width="1.795cm" svg:height="0.63cm" svg:x="15.196cm" svg:y="0.305cm"><draw:image xlink:href="Pictures/10000000000000580000001F84D8045FF773DCF2.png" xlink:type="simple" xlink:show="embed" xlink:actuate="onLoad" draw:mime-type="image/png"><text:p/></draw:image></draw:frame></text:p>
      <text:p text:style-name="P4"><text:span text:style-name="T6">Autor: </text:span><text:span text:style-name="T3">Christian Pothmann – </text:span><text:a xlink:type="simple" xlink:href="https://cpothmann.de/" text:style-name="Internet_20_link" text:visited-style-name="Visited_20_Internet_20_Link"><text:span text:style-name="T3">c</text:span></text:a><text:a xlink:type="simple" xlink:href="https://cpothmann.de/" text:style-name="Internet_20_link" text:visited-style-name="Visited_20_Internet_20_Link"><text:span text:style-name="T4">pothmann.de</text:span></text:a><text:span text:style-name="T4">, </text:span><text:span text:style-name="T5">f</text:span><text:span text:style-name="T7">reigegeben unter </text:span><text:a xlink:type="simple" xlink:href="https://creativecommons.org/licenses/by-nc-sa/4.0/" text:style-name="Internet_20_link" text:visited-style-name="Visited_20_Internet_20_Link"><text:span text:style-name="T7">CC BY-NC-SA 4.0</text:span></text:a><text:span text:style-name="T7">, </text:span><text:span text:style-name="T9">Juli</text:span><text:span text:style-name="T8"> 202</text:span><text:span text:style-name="T9">3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ac0e6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093158047264">
            <table:table-cell table:style-name="Tabelle1.A1" office:value-type="string">
              <text:p text:style-name="MP1"><text:span text:style-name="MT1">Wrapper-Klassen</text:span>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4-17T14:44:38.356000000</dc:date>
    <meta:editing-duration>PT9H50M39S</meta:editing-duration>
    <meta:editing-cycles>92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18" meta:word-count="194" meta:character-count="1385" meta:non-whitespace-character-count="916"/>
  </office:meta>
</office:document-meta>
</file>